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center" style:justify-single-word="false"/>
      <style:text-properties officeooo:rsid="0015f4b8" officeooo:paragraph-rsid="0015f4b8"/>
    </style:style>
    <style:style style:name="P2" style:family="paragraph" style:parent-style-name="Standard">
      <style:paragraph-properties fo:text-align="end" style:justify-single-word="false"/>
      <style:text-properties officeooo:rsid="0019519d" officeooo:paragraph-rsid="0015f4b8"/>
    </style:style>
    <style:style style:name="P3" style:family="paragraph" style:parent-style-name="Standard">
      <style:paragraph-properties fo:text-align="end" style:justify-single-word="false"/>
      <style:text-properties officeooo:rsid="0015f4b8" officeooo:paragraph-rsid="0015f4b8"/>
    </style:style>
    <style:style style:name="P4" style:family="paragraph" style:parent-style-name="Standard">
      <style:paragraph-properties fo:text-align="end" style:justify-single-word="false" fo:break-before="page"/>
      <style:text-properties officeooo:rsid="0015f4b8" officeooo:paragraph-rsid="0015f4b8"/>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5f4b8" officeooo:paragraph-rsid="0015f4b8"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15f4b8" officeooo:paragraph-rsid="0015f4b8" style:font-weight-asian="normal" style:font-weight-complex="normal"/>
    </style:style>
    <style:style style:name="P7" style:family="paragraph" style:parent-style-name="Standard">
      <style:paragraph-properties fo:text-align="center" style:justify-single-word="false"/>
      <style:text-properties fo:font-style="italic" style:text-underline-style="none" fo:font-weight="bold" officeooo:rsid="0015f4b8" officeooo:paragraph-rsid="0015f4b8"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f4b8" officeooo:paragraph-rsid="0015f4b8"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style:text-underline-style="none" fo:font-weight="normal" officeooo:rsid="0015f4b8" officeooo:paragraph-rsid="0015f4b8"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15f4b8" officeooo:paragraph-rsid="0015f4b8"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style:text-underline-style="none" fo:font-weight="bold" officeooo:rsid="0015f4b8" officeooo:paragraph-rsid="0015f4b8" style:font-style-asian="normal" style:font-weight-asian="bold" style:font-style-complex="normal" style:font-weight-complex="bold"/>
    </style:style>
    <style:style style:name="T1" style:family="text">
      <style:text-properties officeooo:rsid="0015f4b8"/>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b 58%"/>
    </style:style>
    <style:style style:name="T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lculus Based Physics 1: LAB</text:p>
      <text:p text:style-name="P2">PHYS 2110 WA</text:p>
      <text:p text:style-name="P2">Date: J<text:span text:style-name="T1">uly 10</text:span>, 2023</text:p>
      <text:p text:style-name="P2">Isaac Abella</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Experiment 9: The Joule Hea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roups:</text:p>
      <text:p text:style-name="P3">Isaac Abella</text:p>
      <text:p text:style-name="P5"><text:soft-page-break/>Objective:<text:span text:style-name="T3"> </text:span></text:p>
      <text:p text:style-name="P5"><text:span text:style-name="T3">The objective of this lab is to verify that </text:span><text:span text:style-name="T2">1 calorie is equal to 4.186 Joules.</text:span></text:p>
      <text:p text:style-name="P5"/>
      <text:p text:style-name="P5">Equipment:</text:p>
      <text:p text:style-name="P6">A computer with internet connection, paper, pencil, and calculator (ti-84 plus CE, ti-30sx II)</text:p>
      <text:p text:style-name="P6"/>
      <text:p text:style-name="P5">Theory:</text:p>
      <text:p text:style-name="P6">It has previously been verified by many scientists and experiments that when <text:span text:style-name="T4">1 calorie of heat energy</text:span> is converted to <text:span text:style-name="T4">mechanical or electric work, 4.186 J</text:span> or work or energy is generated and vice versa. </text:p>
      <text:p text:style-name="P6"/>
      <text:p text:style-name="P7">1 Cal. = 4.186 J</text:p>
      <text:p text:style-name="P7"/>
      <text:p text:style-name="P9">The heating element in a calorimeter can be connected to a power source for a certain period of time during which electric work (energy) causes an increase in the temperature of the liquid in the calorimeter. The result of which is the conversion of electric work to heat energy. Calculating the energy that was delivered to the calorimeter, the formula for power can be applied: </text:p>
      <text:p text:style-name="P9"/>
      <text:p text:style-name="P11"><text:s/>P = W / t <text:tab/>or <text:tab/>W = P * t</text:p>
      <text:p text:style-name="P11"/>
      <text:p text:style-name="P9">Since electric power is <text:span text:style-name="T4"><text:s/>P = VI, </text:span>the above equation that gives electric energy consumption becomes: </text:p>
      <text:p text:style-name="P10"/>
      <text:p text:style-name="P11">W = Vit (1)</text:p>
      <text:p text:style-name="P11"/>
      <text:p text:style-name="P9">On one hand, by measuring the applied <text:span text:style-name="T6">applied voltage V, the current I, and the consumption time t, </text:span>the electric energy delivered to the calorimeter can be calculated from the formula <text:span text:style-name="T4">(1)</text:span>.</text:p>
      <text:p text:style-name="P9"/>
      <text:p text:style-name="P9">One the other hand, by measuring the initial and final temperatures of the calorimeter and other masses such as the water, container, and heating elements, the amount of heat that is generated can be calculated by using formula <text:span text:style-name="T4">(2)</text:span> or <text:span text:style-name="T4">(3)</text:span>. The specific heats of the elements involved are also required for the heat calculations. </text:p>
      <text:p text:style-name="P9"/>
      <text:p text:style-name="P7">Q<text:span text:style-name="T7">total</text:span> = Q<text:span text:style-name="T7">water</text:span> + Q<text:span text:style-name="T7">container</text:span> + Q<text:span text:style-name="T7">element</text:span>.</text:p>
      <text:p text:style-name="P7"/>
      <text:p text:style-name="P9">Note that the masses of the container and heating elements are small and at the same time their specific heats are also small compared to what the heat of the water has. Therefore, the calculated values for <text:span text:style-name="T5">Qcontainer and Qelement </text:span>can be considered negligible compared to the <text:span text:style-name="T5">Qwater. </text:span></text:p>
      <text:p text:style-name="P9"/>
      <text:p text:style-name="P11">Q<text:span text:style-name="T7">total </text:span><text:span text:style-name="T8">= Q</text:span><text:span text:style-name="T7">water </text:span><text:span text:style-name="T8">= Q (2)</text:span></text:p>
      <text:p text:style-name="P11"/>
      <text:p text:style-name="P9">In terms of the water mass <text:span text:style-name="T4">M, </text:span>specific heat (c), Ti, and Tf the absorbed heat becomes: </text:p>
      <text:p text:style-name="P9"/>
      <text:p text:style-name="P11">Q = M<text:span text:style-name="T7">w</text:span><text:span text:style-name="T8">C</text:span><text:span text:style-name="T7">w </text:span><text:span text:style-name="T8">(Tf – Ti) (3)</text:span></text:p>
      <text:p text:style-name="P11"/>
      <text:p text:style-name="P9">The final equation (3) is used to calculate the energy, in calories, that the water absorbed because of the electric energy delivered to the heating elements, in joules. The <text:span text:style-name="T6">calorie and joule values </text:span><text:span text:style-name="T5">can then be calculated from the equations (1) &amp; (3) in order to determine the # of joules that one calorie can generate and vice versa.</text:span></text:p>
      <text:p text:style-name="P8"><text:soft-page-break/>Procedure:</text:p>
      <text:p text:style-name="P8"/>
      <text:p text:style-name="P9">The virtual applet contained a set up of a thermometer, calorimeter, ammeter, and a voltmeter that was connected to a power source. The power source was connected to the heating element <text:span text:style-name="T6">in series </text:span>with an ammeter. </text:p>
      <text:p text:style-name="P9"/>
      <text:p text:style-name="P9">For the lab, it was assumed that the “<text:span text:style-name="T6">the heating element was inside a thermally well-insulated container with a certain amount of water in it.”</text:span></text:p>
      <text:p text:style-name="P9"><text:span text:style-name="T6"/></text:p>
      <text:p text:style-name="P9">For each case conducted in the lab, the volume of water was then changed for 5 different experiments. The voltage settings were also changed with each experiment case. The initial temperature of the water was recorded before starting the power source. </text:p>
      <text:p text:style-name="P9"/>
      <text:p text:style-name="P9">The water was heating long enough such that the temperature increased by at least 10 degrees celsius. Then the power was turned off and the values for voltage, current, and final temperature were recorded. </text:p>
      <text:p text:style-name="P9"/>
      <text:p text:style-name="P9">The Watts (Joules) and Specific heat were then measured and compared to the accepted value of 4.186 joules. The measured and accepted values were then calculated in the percent error.</text:p>
      <text:p text:style-name="P9"/>
      <text:p text:style-name="P9"/>
      <text:p text:style-name="P8"/>
      <text:p text:style-name="P8"/>
      <text:p text:style-name="P8">Data:</text:p>
      <text:p text:style-name="P8">Calculations:</text:p>
      <text:p text:style-name="P8">Comparison of the Results:</text:p>
      <text:p text:style-name="P8">Conclusion:</text:p>
      <text:p text:style-name="P8">Discussion: </text:p>
      <text:p text:style-name="P8"/>
      <text:p text:style-name="P3"/>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5f4b8" officeooo:paragraph-rsid="0015f4b8"/>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xperiment 9: Joule Hea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9:16:12.090957652</meta:creation-date>
    <dc:date>2023-07-10T13:43:52.913631803</dc:date>
    <meta:editing-duration>PT4H27M41S</meta:editing-duration>
    <meta:editing-cycles>1</meta:editing-cycles>
    <meta:document-statistic meta:table-count="0" meta:image-count="0" meta:object-count="0" meta:page-count="4" meta:paragraph-count="38" meta:word-count="600" meta:character-count="3460" meta:non-whitespace-character-count="2882"/>
    <meta:generator>LibreOffice/7.5.4.2$MacOSX_AARCH64 LibreOffice_project/36ccfdc35048b057fd9854c757a8b67ec53977b6</meta:generator>
  </office:meta>
</office:document-meta>
</file>